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8517" officeooo:paragraph-rsid="001b8517"/>
    </style:style>
    <style:style style:name="P2" style:family="paragraph" style:parent-style-name="Standard">
      <style:text-properties officeooo:rsid="001d042a" officeooo:paragraph-rsid="001d042a"/>
    </style:style>
    <style:style style:name="P3" style:family="paragraph" style:parent-style-name="Standard">
      <style:text-properties fo:color="#ed1c24" officeooo:rsid="001d042a" officeooo:paragraph-rsid="001d042a"/>
    </style:style>
    <style:style style:name="P4" style:family="paragraph" style:parent-style-name="Standard">
      <style:text-properties officeooo:rsid="001e40ff" officeooo:paragraph-rsid="001e40ff"/>
    </style:style>
    <style:style style:name="T1" style:family="text">
      <style:text-properties officeooo:rsid="001d042a"/>
    </style:style>
    <style:style style:name="T2" style:family="text">
      <style:text-properties officeooo:rsid="001e40ff"/>
    </style:style>
    <style:style style:name="T3" style:family="text">
      <style:text-properties officeooo:rsid="00200a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Ilość wniosków w danym języku</text:span></text:p>
      <text:p text:style-name="P2">2. Ilość dochodu w danym języku</text:p>
      <text:p text:style-name="P2"/>
      <text:p text:style-name="P3">**** wybór 5-6 grup językowych o największym dochodzie </text:p>
      <text:p text:style-name="P3">**** <text:span text:style-name="T3">analizę warto przeprowadzić na przestrzeni kilku lat</text:span></text:p>
      <text:p text:style-name="P2"/>
      <text:p text:style-name="P2">3. <text:span text:style-name="T2">I</text:span>lość wniosków 5 grup jezykowych na przestrzeni czasu (np. 5 lat)</text:p>
      <text:p text:style-name="P2">4. Dochód 5 grup językowych na przestrzeni czasu (np. 5 lat)</text:p>
      <text:p text:style-name="P2">5. Status wniosku w zależności od grupy językowej</text:p>
      <text:p text:style-name="P2">6. Powody odrzucenia wniosków w zależności od grupy językowej. </text:p>
      <text:p text:style-name="P2">7. Kwota rekompensaty w zależności od grupy językowej.</text:p>
      <text:p text:style-name="P2">8. Dochód dla firmy – operator per język</text:p>
      <text:p text:style-name="P2">9. <text:span text:style-name="T2">Czas postępowania sądowego w zależności od grupy językowej.</text:span></text:p>
      <text:p text:style-name="P4">10. Skuteczność sądowa w zależności od języka – status sądowy.</text:p>
      <text:p text:style-name="P4">11. Sposób kontaktu w zależności od języka.</text:p>
      <text:p text:style-name="P4">12. Różnica w kwocie rekompensaty <text:span text:style-name="T3">oryginalnej i końcowej dla 5 grup językowych. </text:span></text:p>
      <text:p text:style-name="P2"><text:span text:style-name="T3">13</text:span>. Typ podróży w zależności od dochodu i języ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08:08:25.132202883</meta:creation-date>
    <dc:date>2018-10-21T09:05:23.846748464</dc:date>
    <meta:editing-duration>PT4M27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15" meta:word-count="129" meta:character-count="804" meta:non-whitespace-character-count="685"/>
  </office:meta>
</office:document-meta>
</file>